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72f97" style:font-weight-asian="normal" style:font-weight-complex="normal"/>
    </style:style>
    <style:style style:name="P25" style:family="paragraph" style:parent-style-name="Text_20_body" style:master-page-name="">
      <loext:graphic-properties draw:fill-gradient-name="gradient" draw:fill-hatch-name="hatch"/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6" style:family="paragraph" style:parent-style-name="Text_20_body" style:master-page-name="">
      <loext:graphic-properties draw:fill-gradient-name="gradient" draw:fill-hatch-name="hatch"/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5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59" style:family="paragraph" style:parent-style-name="Text_20_body" style:master-page-name="">
      <loext:graphic-properties draw:fill-gradient-name="gradient" draw:fill-hatch-name="hatch"/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0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1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62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63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64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65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6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2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3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4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85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86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5190" style:font-style-asian="normal" style:font-style-complex="normal"/>
    </style:style>
    <style:style style:name="P8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88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89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0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1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92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13" style:family="paragraph" style:parent-style-name="Text_20_body" style:master-page-name="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6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7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118" style:family="paragraph" style:parent-style-name="Text_20_body">
      <loext:graphic-properties draw:fill-gradient-name="gradient" draw:fill-hatch-name="hatch"/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9" style:family="paragraph" style:parent-style-name="Text_20_body">
      <style:paragraph-properties fo:line-height="100%"/>
      <style:text-properties fo:font-weight="bold" officeooo:rsid="01076d05" officeooo:paragraph-rsid="01076d05" style:font-weight-asian="bold" style:font-weight-complex="bold"/>
    </style:style>
    <style:style style:name="P120" style:family="paragraph" style:parent-style-name="Heading_20_1">
      <style:paragraph-properties fo:line-height="100%"/>
    </style:style>
    <style:style style:name="P121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22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23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officeooo:paragraph-rsid="01072f97"/>
    </style:style>
    <style:style style:name="P124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25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6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27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28" style:family="paragraph" style:parent-style-name="Standard" style:list-style-name="L1">
      <loext:graphic-properties draw:fill-gradient-name="gradient" draw:fill-hatch-name="hatch"/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9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72f97"/>
    </style:style>
    <style:style style:name="P130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1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32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3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4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5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6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7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8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9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0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72f97" style:font-style-asian="normal" style:font-style-complex="normal"/>
    </style:style>
    <style:style style:name="P141" style:family="paragraph" style:parent-style-name="Text_20_body" style:list-style-name="L1">
      <loext:graphic-properties draw:fill-gradient-name="gradient" draw:fill-hatch-name="hatch"/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72f97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3" style:family="text">
      <style:text-properties officeooo:rsid="00fedcab"/>
    </style:style>
    <style:style style:name="T34" style:family="text">
      <style:text-properties officeooo:rsid="01065190"/>
    </style:style>
    <style:style style:name="T35" style:family="text">
      <style:text-properties officeooo:rsid="0100d3be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0" style:family="text">
      <style:text-properties officeooo:rsid="0004f1de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40d982" style:font-style-asian="normal" style:font-style-complex="normal"/>
    </style:style>
    <style:style style:name="T95" style:family="text">
      <style:text-properties fo:font-style="normal" officeooo:rsid="001b3e56" style:font-style-asian="normal" style:font-style-complex="normal"/>
    </style:style>
    <style:style style:name="T96" style:family="text">
      <style:text-properties fo:font-style="normal" officeooo:rsid="004c7182" style:font-style-asian="normal" style:font-style-complex="normal"/>
    </style:style>
    <style:style style:name="T97" style:family="text">
      <style:text-properties fo:font-style="normal" officeooo:rsid="00501dd2" style:font-style-asian="normal" style:font-style-complex="normal"/>
    </style:style>
    <style:style style:name="T98" style:family="text">
      <style:text-properties fo:font-style="normal" officeooo:rsid="0100d3be" style:font-style-asian="normal" style:font-style-complex="normal"/>
    </style:style>
    <style:style style:name="T9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7" style:family="text">
      <style:text-properties officeooo:rsid="00061718"/>
    </style:style>
    <style:style style:name="T138" style:family="text">
      <style:text-properties officeooo:rsid="00072975"/>
    </style:style>
    <style:style style:name="T13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015b5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normal" style:text-underline-style="none" fo:font-weight="bold" officeooo:rsid="01015b5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1" style:family="text">
      <style:text-properties style:font-name="Liberation Serif" officeooo:rsid="0044ae78"/>
    </style:style>
    <style:style style:name="T16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6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4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6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7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8" style:family="text">
      <style:text-properties style:font-name="Liberation Serif" fo:font-style="italic" style:text-underline-style="none" fo:font-weight="normal" officeooo:rsid="01015b5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9" style:family="text">
      <style:text-properties officeooo:rsid="00194778"/>
    </style:style>
    <style:style style:name="T170" style:family="text">
      <style:text-properties officeooo:rsid="0030463c"/>
    </style:style>
    <style:style style:name="T171" style:family="text">
      <style:text-properties officeooo:rsid="0030e0a1"/>
    </style:style>
    <style:style style:name="T172" style:family="text">
      <style:text-properties officeooo:rsid="00408209"/>
    </style:style>
    <style:style style:name="T173" style:family="text">
      <style:text-properties style:text-underline-style="none" fo:font-weight="normal" officeooo:rsid="004124e5" style:font-weight-asian="normal" style:font-weight-complex="normal"/>
    </style:style>
    <style:style style:name="T174" style:family="text">
      <style:text-properties style:text-underline-style="none" fo:font-weight="normal" officeooo:rsid="00059c96" style:font-weight-asian="normal" style:font-weight-complex="normal"/>
    </style:style>
    <style:style style:name="T175" style:family="text">
      <style:text-properties style:text-underline-style="none" fo:font-weight="normal" officeooo:rsid="00420662" style:font-weight-asian="normal" style:font-weight-complex="normal"/>
    </style:style>
    <style:style style:name="T176" style:family="text">
      <style:text-properties style:text-underline-style="none" fo:font-weight="normal" officeooo:rsid="0042c288" style:font-weight-asian="normal" style:font-weight-complex="normal"/>
    </style:style>
    <style:style style:name="T177" style:family="text">
      <style:text-properties style:text-underline-style="none" fo:font-weight="normal" officeooo:rsid="004e0ee6" style:font-weight-asian="normal" style:font-weight-complex="normal"/>
    </style:style>
    <style:style style:name="T178" style:family="text">
      <style:text-properties style:text-underline-style="none" fo:font-weight="normal" officeooo:rsid="0013b216" style:font-weight-asian="normal" style:font-weight-complex="normal"/>
    </style:style>
    <style:style style:name="T179" style:family="text">
      <style:text-properties style:text-underline-style="none" fo:font-weight="normal" officeooo:rsid="0053cdb5" style:font-weight-asian="normal" style:font-weight-complex="normal"/>
    </style:style>
    <style:style style:name="T180" style:family="text">
      <style:text-properties style:text-underline-style="none" fo:font-weight="normal" officeooo:rsid="00061718" style:font-weight-asian="normal" style:font-weight-complex="normal"/>
    </style:style>
    <style:style style:name="T181" style:family="text">
      <style:text-properties style:text-underline-style="none" fo:font-weight="normal" officeooo:rsid="0004f1de" style:font-weight-asian="normal" style:font-weight-complex="normal"/>
    </style:style>
    <style:style style:name="T182" style:family="text">
      <style:text-properties style:text-underline-style="none" fo:font-weight="normal" officeooo:rsid="0070ec7d" style:font-weight-asian="normal" style:font-weight-complex="normal"/>
    </style:style>
    <style:style style:name="T183" style:family="text">
      <style:text-properties style:text-underline-style="none" fo:font-weight="normal" officeooo:rsid="008a6699" style:font-weight-asian="normal" style:font-weight-complex="normal"/>
    </style:style>
    <style:style style:name="T184" style:family="text">
      <style:text-properties style:text-underline-style="none" fo:font-weight="normal" officeooo:rsid="008deecb" style:font-weight-asian="normal" style:font-weight-complex="normal"/>
    </style:style>
    <style:style style:name="T185" style:family="text">
      <style:text-properties style:text-underline-style="none" fo:font-weight="normal" officeooo:rsid="0008bf16" style:font-weight-asian="normal" style:font-weight-complex="normal"/>
    </style:style>
    <style:style style:name="T186" style:family="text">
      <style:text-properties style:text-underline-style="none" fo:font-weight="normal" officeooo:rsid="0030e0a1" style:font-weight-asian="normal" style:font-weight-complex="normal"/>
    </style:style>
    <style:style style:name="T187" style:family="text">
      <style:text-properties style:text-underline-style="none" fo:font-weight="normal" officeooo:rsid="003574fe" style:font-weight-asian="normal" style:font-weight-complex="normal"/>
    </style:style>
    <style:style style:name="T188" style:family="text">
      <style:text-properties style:text-underline-style="none" fo:font-weight="normal" officeooo:rsid="0097fbd1" style:font-weight-asian="normal" style:font-weight-complex="normal"/>
    </style:style>
    <style:style style:name="T189" style:family="text">
      <style:text-properties style:text-underline-style="none" fo:font-weight="normal" officeooo:rsid="00754e19" style:font-weight-asian="normal" style:font-weight-complex="normal"/>
    </style:style>
    <style:style style:name="T190" style:family="text">
      <style:text-properties style:text-underline-style="none" fo:font-weight="normal" officeooo:rsid="00c3c71b" style:font-weight-asian="normal" style:font-weight-complex="normal"/>
    </style:style>
    <style:style style:name="T191" style:family="text">
      <style:text-properties style:text-underline-style="none" fo:font-weight="normal" officeooo:rsid="00072975" style:font-weight-asian="normal" style:font-weight-complex="normal"/>
    </style:style>
    <style:style style:name="T192" style:family="text">
      <style:text-properties style:text-underline-style="none" fo:font-weight="normal" officeooo:rsid="00cd8f65" style:font-weight-asian="normal" style:font-weight-complex="normal"/>
    </style:style>
    <style:style style:name="T193" style:family="text">
      <style:text-properties style:text-underline-style="none" fo:font-weight="normal" officeooo:rsid="00d26a3f" style:font-weight-asian="normal" style:font-weight-complex="normal"/>
    </style:style>
    <style:style style:name="T194" style:family="text">
      <style:text-properties style:text-underline-style="none" fo:font-weight="normal" officeooo:rsid="00da04e3" style:font-weight-asian="normal" style:font-weight-complex="normal"/>
    </style:style>
    <style:style style:name="T195" style:family="text">
      <style:text-properties style:text-underline-style="none" fo:font-weight="normal" officeooo:rsid="00e504a4" style:font-weight-asian="normal" style:font-weight-complex="normal"/>
    </style:style>
    <style:style style:name="T196" style:family="text">
      <style:text-properties style:text-underline-style="none" fo:font-weight="normal" officeooo:rsid="0092b48e" style:font-weight-asian="normal" style:font-weight-complex="normal"/>
    </style:style>
    <style:style style:name="T197" style:family="text">
      <style:text-properties style:text-underline-style="none" fo:font-weight="normal" officeooo:rsid="00f60c80" style:font-weight-asian="normal" style:font-weight-complex="normal"/>
    </style:style>
    <style:style style:name="T198" style:family="text">
      <style:text-properties style:text-underline-style="none" fo:font-weight="normal" officeooo:rsid="00b7427f" style:font-weight-asian="normal" style:font-weight-complex="normal"/>
    </style:style>
    <style:style style:name="T199" style:family="text">
      <style:text-properties style:text-underline-style="none" fo:font-weight="normal" officeooo:rsid="00bfe78f" style:font-weight-asian="normal" style:font-weight-complex="normal"/>
    </style:style>
    <style:style style:name="T20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1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2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4" style:family="text">
      <style:text-properties officeooo:rsid="0040d982"/>
    </style:style>
    <style:style style:name="T205" style:family="text">
      <style:text-properties officeooo:rsid="00420662"/>
    </style:style>
    <style:style style:name="T206" style:family="text">
      <style:text-properties officeooo:rsid="0044ae78"/>
    </style:style>
    <style:style style:name="T207" style:family="text">
      <style:text-properties officeooo:rsid="004c7182"/>
    </style:style>
    <style:style style:name="T208" style:family="text">
      <style:text-properties officeooo:rsid="004d8b35"/>
    </style:style>
    <style:style style:name="T209" style:family="text">
      <style:text-properties style:text-underline-style="solid" style:text-underline-width="auto" style:text-underline-color="font-color"/>
    </style:style>
    <style:style style:name="T210" style:family="text">
      <style:text-properties style:text-underline-style="solid" style:text-underline-width="auto" style:text-underline-color="font-color" officeooo:rsid="00061718"/>
    </style:style>
    <style:style style:name="T211" style:family="text">
      <style:text-properties style:text-underline-style="solid" style:text-underline-width="auto" style:text-underline-color="font-color" officeooo:rsid="00043d37"/>
    </style:style>
    <style:style style:name="T212" style:family="text">
      <style:text-properties style:text-underline-style="solid" style:text-underline-width="auto" style:text-underline-color="font-color" officeooo:rsid="000a08d6"/>
    </style:style>
    <style:style style:name="T213" style:family="text">
      <style:text-properties style:text-underline-style="solid" style:text-underline-width="auto" style:text-underline-color="font-color" officeooo:rsid="00bfd4bd"/>
    </style:style>
    <style:style style:name="T21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6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9" style:family="text">
      <style:text-properties officeooo:rsid="0053cdb5"/>
    </style:style>
    <style:style style:name="T22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3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5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3" style:family="text">
      <style:text-properties officeooo:rsid="005cf811"/>
    </style:style>
    <style:style style:name="T274" style:family="text">
      <style:text-properties officeooo:rsid="005ff056"/>
    </style:style>
    <style:style style:name="T275" style:family="text">
      <style:text-properties officeooo:rsid="00745ad9"/>
    </style:style>
    <style:style style:name="T276" style:family="text">
      <style:text-properties officeooo:rsid="0078a2da"/>
    </style:style>
    <style:style style:name="T277" style:family="text">
      <style:text-properties officeooo:rsid="00894806"/>
    </style:style>
    <style:style style:name="T278" style:family="text">
      <style:text-properties officeooo:rsid="008d8493"/>
    </style:style>
    <style:style style:name="T279" style:family="text">
      <style:text-properties officeooo:rsid="00c13698"/>
    </style:style>
    <style:style style:name="T280" style:family="text">
      <style:text-properties officeooo:rsid="00c2d31a"/>
    </style:style>
    <style:style style:name="T281" style:family="text">
      <style:text-properties officeooo:rsid="00c2d31a" fo:background-color="transparent" loext:char-shading-value="0"/>
    </style:style>
    <style:style style:name="T282" style:family="text">
      <style:text-properties officeooo:rsid="00cd8f65" fo:background-color="transparent" loext:char-shading-value="0"/>
    </style:style>
    <style:style style:name="T283" style:family="text">
      <style:text-properties officeooo:rsid="00d60023"/>
    </style:style>
    <style:style style:name="T28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6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7" style:family="text">
      <style:text-properties officeooo:rsid="00e504a4"/>
    </style:style>
    <style:style style:name="T288" style:family="text">
      <style:text-properties officeooo:rsid="00f94841"/>
    </style:style>
    <style:style style:name="T289" style:family="text">
      <style:text-properties officeooo:rsid="00fc1122"/>
    </style:style>
    <style:style style:name="T290" style:family="text">
      <style:text-properties officeooo:rsid="00fe5e62"/>
    </style:style>
    <style:style style:name="T291" style:family="text">
      <style:text-properties officeooo:rsid="01072f97"/>
    </style:style>
    <style:style style:name="T292" style:family="text">
      <style:text-properties officeooo:rsid="010826ab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" text:outline-level="1"><text:span text:style-name="T277">Dr </text:span>Kyle A Oman</text:h>
      <text:p text:style-name="P119">Royal Society Dorothy Hodgkin Fellow &amp; Assistant Professor</text:p>
      <text:p text:style-name="P58"><text:tab/><text:span text:style-name="T37">Office: +44 (0) 191 33 43011<text:tab/>Institute for Computational Cosmology</text:span></text:p>
      <text:p text:style-name="P57"><text:tab/><text:span text:style-name="T37">Mobile: +44 (0) 737 693 4098<text:tab/>Department of Physics &amp; Astronomy, Durham University</text:span></text:p>
      <text:p text:style-name="P56"><text:tab/><text:span text:style-name="T37">kyle.a.oman@durham.ac.uk</text:span><text:tab/><text:span text:style-name="T172">South Road, Durham DH1 3LE, United Kingdom<text:line-break/><text:tab/></text:span><text:a xlink:type="simple" xlink:href="https://kyleaoman.github.io/" text:style-name="Internet_20_link" text:visited-style-name="Visited_20_Internet_20_Link"><text:span text:style-name="T288">kyleaoman.github.io</text:span></text:a></text:p>
      <text:p text:style-name="P56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7"><text:span text:style-name="T215">Academic </text:span><text:span text:style-name="T217">Qualifications</text:span><text:span text:style-name="T211"><text:tab/></text:span></text:p>
      <text:p text:style-name="P11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1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1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02"><text:span text:style-name="T172">Employment</text:span><text:tab/></text:p>
      <text:p text:style-name="P52"><text:span text:style-name="T200"><text:tab/></text:span><text:span text:style-name="T203">Asst. Professor &amp; Royal Society Dorothy Hodgkin Fellow<text:tab/>Oct 2023 – present<text:line-break/><text:tab/> <text:s/>Institute for Computational Cosmology, Durham University</text:span></text:p>
      <text:p text:style-name="P52"><text:span text:style-name="T200"><text:tab/></text:span><text:span text:style-name="T202">Postdoctoral research associate (grade 8)</text:span><text:span text:style-name="T201"><text:tab/>Jul 2022 </text:span><text:span text:style-name="T200">– </text:span><text:span text:style-name="T203">Sept 2023</text:span><text:span text:style-name="T190"><text:line-break/><text:tab/> <text:s/>Institute for Computational Cosmology, Durham University</text:span></text:p>
      <text:p text:style-name="P30"><text:tab/>Postdoctoral research associate <text:span text:style-name="T283">(grade 7)</text:span><text:tab/>Oct 2019 – <text:span text:style-name="T283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3"><text:tab/><text:span text:style-name="T204">Summer research internship<text:tab/>May 2010 – Aug 2010<text:line-break/></text:span><text:span text:style-name="T4"><text:tab/> <text:s/></text:span><text:span text:style-name="T94">Department of Physics &amp; Astronomy, University of Waterloo</text:span></text:p>
      <text:p text:style-name="P23"><text:span text:style-name="T94"><text:tab/>Summer research internship<text:tab/>May 20</text:span><text:span text:style-name="T96">09</text:span><text:span text:style-name="T94"> </text:span><text:span text:style-name="T95">– </text:span><text:span text:style-name="T94">Aug 2009<text:line-break/></text:span><text:span text:style-name="T4"><text:tab/> <text:s/></text:span><text:span text:style-name="T94">Department of Physics &amp; Astronomy, University of Waterloo</text:span></text:p>
      <text:p text:style-name="P110"/>
      <text:p text:style-name="P109"><text:span text:style-name="T215">Grants, </text:span><text:span text:style-name="T218">Computing Time</text:span><text:span text:style-name="T209"> &amp; </text:span><text:span text:style-name="T213">Funding</text:span><text:span text:style-name="T209"><text:tab/></text:span></text:p>
      <text:p text:style-name="P24"><text:tab/><text:span text:style-name="T291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/text:span></text:p>
      <text:p text:style-name="P24"><text:span text:style-name="T288"><text:tab/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2"><text:span text:style-name="T6"><text:tab/></text:span><text:span text:style-name="T98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2"><text:tab/><text:span text:style-name="T280">Cosmology and Astroparticle Student &amp; Postdoc Exchange Network Visitor (GBP</text:span><text:span text:style-name="T281"> </text:span><text:span text:style-name="T282">1 400</text:span><text:span text:style-name="T281">)</text:span><text:span text:style-name="T280"><text:tab/>2022</text:span><text:span text:style-name="T279"><text:line-break/><text:tab/> <text:s/></text:span><text:span text:style-name="T6">Title</text:span><text:span text:style-name="T5">: “Structure and equilibrium of simulated dwarf galaxies”</text:span><text:span text:style-name="T279"><text:tab/> <text:s/></text:span></text:p>
      <text:p text:style-name="P53"><text:span text:style-name="T198"><text:tab/>Durham University Physics Department Developing Talent Award </text:span><text:span text:style-name="T199">(GBP 4 000)</text:span><text:span text:style-name="T198"><text:tab/>2022<text:line-break/><text:tab/> <text:s/></text:span><text:span text:style-name="T32">Title</text:span><text:span text:style-name="T257">: “The fragility of dwarf galaxies used as dark matter tracers”</text:span></text:p>
      <text:p text:style-name="P106"><text:span text:style-name="T216">Scholarships</text:span><text:span text:style-name="T209"> &amp; Awards<text:tab/></text:span></text:p>
      <text:p text:style-name="P25"><text:tab/><text:span text:style-name="T283">Durham University Discretionary Award<text:tab/>202</text:span><text:span text:style-name="T289">3</text:span><text:span text:style-name="T283"><text:line-break/><text:tab/> <text:s/>GBP </text:span><text:span text:style-name="T288">5</text:span><text:span text:style-name="T283">00, Institution-level, award by nomination</text:span></text:p>
      <text:p text:style-name="P26"><text:tab/><text:span text:style-name="T283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7"><text:tab/>University of Victoria President’s Research Scholarship<text:tab/>2016<text:line-break/><text:tab/> <text:s/>CAD 4 000, Institution-level, award by nomination</text:p>
      <text:p text:style-name="P27"><text:tab/>National Science and Engineering Research Council Canada Graduate <text:tab/>2015 – 2016<text:line-break/><text:tab/><text:span text:style-name="T273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8"><text:tab/>University of Victoria Graduate Award<text:tab/>2014 – 2015<text:line-break/><text:tab/> <text:s/>CAD 6 000, Institution-level, award by nomination</text:p>
      <text:p text:style-name="P27"><text:tab/>Nora and Mark DeGoutière Memorial Scholarship<text:tab/><text:span text:style-name="T273">2014<text:line-break/></text:span><text:tab/> <text:s/>CAD 11 250, Institution-level, award by nomination</text:p>
      <text:p text:style-name="P27"><text:tab/>University of Victoria Fellowship<text:tab/><text:span text:style-name="T273">2013<text:line-break/></text:span><text:tab/> <text:s/>CAD 15 000, Institution-level, award by nomination</text:p>
      <text:p text:style-name="P27"><text:tab/>Queen Elizabeth II Graduate Scholarship in Science and Technology<text:tab/><text:span text:style-name="T273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7"><text:soft-page-break/><text:tab/>National Science and Engineering Research Council Undergraduate Student<text:tab/><text:span text:style-name="T273">2009<text:line-break/></text:span><text:tab/>Research Award<text:line-break/><text:tab/> <text:s/>CAD 4 500, National-level, summer research scholarship</text:p>
      <text:p text:style-name="P101"><text:span text:style-name="T205">Research </text:span><text:span text:style-name="T34">S</text:span><text:span text:style-name="T274">tudent </text:span><text:span text:style-name="T34">S</text:span><text:span text:style-name="T205">upervision</text:span><text:tab/></text:p>
      <text:p text:style-name="P10"><text:span text:style-name="T61">I have co-supervised the thes</text:span><text:span text:style-name="T78">is work of </text:span><text:span text:style-name="T79">10</text:span><text:span text:style-name="T78"> students (3 BSc, </text:span><text:span text:style-name="T79">6</text:span><text:span text:style-name="T78"> MSc/</text:span><text:span text:style-name="T79">MPhys</text:span><text:span text:style-name="T78">, 1 PhD).</text:span><text:span text:style-name="T75"><text:tab/></text:span></text:p>
      <text:p text:style-name="P36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18">“A dynamic analysis of the gas within simulated galaxies”</text:span></text:p>
      <text:p text:style-name="P38"><text:span text:style-name="T75"><text:tab/></text:span><text:span text:style-name="T76">Summer undergraduate research project supervisor for Eleanor Downing<text:tab/>Jul </text:span><text:span text:style-name="T77">– </text:span><text:span text:style-name="T76">Sept 2022</text:span><text:span text:style-name="T68"><text:line-break/><text:tab/> <text:s/>Institute for Computational Cosmology, Durham University<text:line-break/><text:tab/> <text:s/></text:span><text:span text:style-name="T18">“</text:span><text:span text:style-name="T17">The diverse perturbations affecting dwarf galaxies used as dark <text:line-break/><text:tab/> <text:s/>matter tracers</text:span><text:span text:style-name="T18">”</text:span></text:p>
      <text:p text:style-name="P39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9">“</text:span><text:span text:style-name="T16">The lives and deaths of faint satellite galaxies</text:span><text:span text:style-name="T9">”</text:span></text:p>
      <text:p text:style-name="P64"><text:span text:style-name="T181"><text:tab/></text:span><text:span text:style-name="T183">M</text:span><text:span text:style-name="T193">Phys</text:span><text:span text:style-name="T183"> thesis co-supervisor (with C. Frenk) for Richard Brooks<text:tab/>Oct 2021 </text:span><text:span text:style-name="T174">– </text:span><text:span text:style-name="T193">Apr 2022</text:span><text:span text:style-name="T183"><text:line-break/><text:tab/> <text:s/>Institute for Computational Cosmology, Durham University<text:line-break/><text:tab/> <text:s/></text:span><text:span text:style-name="T26">“</text:span><text:span text:style-name="T27">A path to revealing the nature of dark matter by neutral gas</text:span><text:span text:style-name="T26">”</text:span></text:p>
      <text:p text:style-name="P16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6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5">“Visualisations of Simulated Galaxies”</text:span></text:p>
      <text:p text:style-name="P65"><text:span text:style-name="T181"><text:tab/></text:span><text:span text:style-name="T189">M</text:span><text:span text:style-name="T193">Phys</text:span><text:span text:style-name="T176"> thesis co-supervisor (with C. Frenk) for Finn Roper<text:tab/>Jun 2020 </text:span><text:span text:style-name="T174">– </text:span><text:span text:style-name="T183">Apr 2021</text:span><text:span text:style-name="T176"><text:line-break/><text:tab/> <text:s/>Institute for Computational Cosmology, Durham University<text:line-break/></text:span><text:span text:style-name="T25"><text:tab/> <text:s/>“The effect of baryon feedback on simulated dark matter<text:line-break/><text:tab/> <text:s/>distributions”</text:span></text:p>
      <text:p text:style-name="P66"><text:span text:style-name="T181"><text:tab/></text:span><text:span text:style-name="T173">MSc thesis co-supervisor (with M. Verheijen) for Anatolii Zadvornyi<text:tab/>Sept 2019 </text:span><text:span text:style-name="T174">– </text:span><text:span text:style-name="T183">Jul 2021</text:span><text:span text:style-name="T173"><text:line-break/></text:span><text:span text:style-name="T105"><text:tab/> <text:s/>Kapteyn Institute, Rijksuniversiteit Groningen<text:line-break/><text:tab/> <text:s/></text:span><text:span text:style-name="T24">“Star formation suppression, gas consumption and stripping in<text:line-break/><text:tab/> <text:s/>cluster satellites”</text:span></text:p>
      <text:p text:style-name="P17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3">“Star formation histories of Coma Cluster galaxies matched to <text:line-break/><text:tab/> <text:s/>simulated orbits hints at quenching around first pericentre”</text:span></text:p>
      <text:p text:style-name="P67"><text:soft-page-break/><text:span text:style-name="T173"><text:tab/>BSc thesis co-supervisor (with M. Verheijen) for Anatolii Zadvornyi<text:tab/>Jan 2019 </text:span><text:span text:style-name="T174">– </text:span><text:span text:style-name="T173">May 2019<text:line-break/><text:tab/> <text:s/></text:span><text:span text:style-name="T175">Kapteyn Astronomical Institute, Rijksuniversiteit Groningen<text:line-break/><text:tab/> <text:s/></text:span><text:span text:style-name="T19">“</text:span><text:span text:style-name="T13">Enviromental </text:span><text:span text:style-name="T14">s</text:span><text:span text:style-name="T13">tar </text:span><text:span text:style-name="T14">f</text:span><text:span text:style-name="T13">ormation </text:span><text:span text:style-name="T14">s</text:span><text:span text:style-name="T13">uppression in </text:span><text:span text:style-name="T14">g</text:span><text:span text:style-name="T13">alaxy </text:span><text:span text:style-name="T14">c</text:span><text:span text:style-name="T13">lusters</text:span><text:span text:style-name="T19">”</text:span></text:p>
      <text:p text:style-name="P60"><text:span text:style-name="T181"><text:tab/></text:span><text:span text:style-name="T173">BSc</text:span><text:span text:style-name="T174"> thesis co-supervisor </text:span><text:span text:style-name="T173">(with J. Navarro, A. Fattahi) </text:span><text:span text:style-name="T174">for James Lan</text:span><text:span text:style-name="T173">e</text:span><text:span text:style-name="T174"><text:tab/>Sept 2016 – </text:span><text:span text:style-name="T180">Apr</text:span><text:span text:style-name="T174"> 2017<text:line-break/></text:span><text:span text:style-name="T106"><text:tab/> <text:s/></text:span><text:span text:style-name="T107">Department of Physics &amp; Astronomy, University of Victoria</text:span><text:span text:style-name="T174"><text:line-break/><text:tab/> <text:s/></text:span><text:span text:style-name="T21">“The mysterious progenitor of the Ophiuchus stream”</text:span></text:p>
      <text:p text:style-name="P40"><text:span text:style-name="T9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9">“</text:span><text:span text:style-name="T13">T</text:span><text:span text:style-name="T9">he effect of an impulsive gravitational perturbation on a dark <text:line-break/><text:tab/> <text:s/>matter halo”</text:span></text:p>
      <text:p text:style-name="P100"><text:span text:style-name="T80">Teaching Experience</text:span><text:tab/></text:p>
      <text:p text:style-name="P9"><text:span text:style-name="T10"><text:tab/></text:span><text:span text:style-name="T82">Course development<text:tab/>May – Aug 2015<text:line-break/><text:tab/><text:tab/></text:span><text:span text:style-name="T10">Produced new draft of laboratory manual for </text:span><text:span text:style-name="T12">University of Victoria </text:span><text:span text:style-name="T10">undergraduate<text:line-break/><text:tab/><text:tab/>introductory astronomy course, in use as of Fall 2016. Development of visualization <text:tab/><text:tab/><text:tab/><text:tab/>software for use in same </text:span><text:span text:style-name="T12">c</text:span><text:span text:style-name="T10">ourse.</text:span></text:p>
      <text:p text:style-name="P55"><text:span text:style-name="T21"><text:tab/></text:span><text:span text:style-name="T129">Substitute lecturer<text:line-break/><text:tab/><text:tab/></text:span><text:span text:style-name="T31">Lectures for courses “Introduction to astronomy; Cosmic history” (Feb-Mar 2023, <text:tab/><text:tab/><text:tab/><text:tab/>instructor C. Frenk), “Introduction to galaxies” (Mar 2017, instructor J. Navarro).</text:span></text:p>
      <text:p text:style-name="P51"><text:span text:style-name="T21"><text:tab/></text:span><text:span text:style-name="T103">G</text:span><text:span text:style-name="T102">uest lecturer<text:tab/><text:line-break/></text:span><text:span text:style-name="T22"><text:tab/><text:tab/>Lectures for courses “Representation of time travel in popular culture” (</text:span><text:span text:style-name="T23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06"><text:tab/>Teaching Assistant</text:span><text:span text:style-name="T117">ships – 1</text:span><text:span text:style-name="T118">1</text:span><text:span text:style-name="T117"> appointments </text:span><text:span text:style-name="T118">totalling 45 months</text:span><text:span text:style-name="T117"><text:tab/>2010 – 20</text:span><text:span text:style-name="T118">22</text:span><text:span text:style-name="T117"><text:line-break/><text:tab/><text:tab/></text:span><text:span text:style-name="T28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9">demonstration and<text:tab/><text:tab/><text:tab/><text:tab/>grading for MSc scientific computing course.</text:span></text:p>
      <text:p text:style-name="P103"><text:span text:style-name="T97">Publications</text:span><text:span text:style-name="T93"><text:tab/></text:span></text:p>
      <text:p text:style-name="P54"><text:span text:style-name="T111">I </text:span><text:span text:style-name="T119">am an author of </text:span><text:span text:style-name="T120">4</text:span><text:span text:style-name="T121">6</text:span><text:span text:style-name="T119"> refereed articles (</text:span><text:span text:style-name="T133">3954</text:span><text:span text:style-name="T119"> citations, H=</text:span><text:span text:style-name="T132">3</text:span><text:span text:style-name="T133">1</text:span><text:span text:style-name="T119">), of which </text:span><text:span text:style-name="T122">8</text:span><text:span text:style-name="T119"> as the first author (</text:span><text:span text:style-name="T128">7</text:span><text:span text:style-name="T133">7</text:span><text:span text:style-name="T132">2</text:span><text:span text:style-name="T119"> citations), and a further </text:span><text:span text:style-name="T128">21</text:span><text:span text:style-name="T119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36"> </text:span><text:span text:style-name="T148">†</text:span><text:span text:style-name="T286">.</text:span></text:p>
      <text:p text:style-name="P113">Pre-prints</text:p>
      <text:list xml:id="list2268392556" text:style-name="L1">
        <text:list-item>
          <text:p text:style-name="P129"><text:span text:style-name="T148">Sirks, Harvey, Massey, </text:span><text:span text:style-name="T159">Oman</text:span><text:span text:style-name="T148">, Robertson, Frenk, Everett, Gill and McCleary (2023). </text:span><text:span text:style-name="T167">Hydrodynamical simulations of merging galaxy clusters: giant dark matter particle colliders, powered by gravity</text:span><text:span text:style-name="T148">. MNRAS, submitted.</text:span></text:p>
        </text:list-item>
        <text:list-item>
          <text:p text:style-name="P129"><text:soft-page-break/><text:span text:style-name="T148">J</text:span><text:span text:style-name="T155">ones, Sand, Karunakaran, Spekkens, </text:span><text:span text:style-name="T160">Oman</text:span><text:span text:style-name="T155">, Bennet, Besla, Crnojević, Cuillandre, Fielder, Gwyn and Mutlu-Pakdil (2023). </text:span><text:span text:style-name="T168">Gas and star formation in satellites of Milky Way analogs.</text:span><text:span text:style-name="T155"> ApJ, submitted. </text:span><text:span text:style-name="T154">[arxiv:2311.02152]</text:span></text:p>
        </text:list-item>
        <text:list-item>
          <text:p text:style-name="P130"><text:span text:style-name="T148">A</text:span><text:span text:style-name="T144">mvrosiadis, Lange, Nightingale, He, Frenk, </text:span><text:span text:style-name="T156">Oman</text:span><text:span text:style-name="T144">, Smail, Swinbank, Fragkoudi, Gadotti, Cole, Borsato, Robertson, Massey, Cao and Li (2023). </text:span><text:span text:style-name="T164">The onset of bar formation in a massive galaxy at z~3.8.</text:span><text:span text:style-name="T144"> MNRAS, submitted.</text:span></text:p>
        </text:list-item>
      </text:list>
      <text:p text:style-name="P114">Refereed publications in primary journals</text:p>
      <text:list xml:id="list115322545581587" text:continue-numbering="true" text:style-name="L1">
        <text:list-item>
          <text:p text:style-name="P131"><text:span text:style-name="T148">P</text:span><text:span text:style-name="T144">uglisi, Dudzevičiūtė, Swinbank, Gillman, Tiley, Cirasuolo, Cortese, Glazebrook, Harrison, Ibar, Molina, Obreschkow, </text:span><text:span text:style-name="T156">Oman</text:span><text:span text:style-name="T144">, Schaller, Shankar and Sharples (2023). </text:span><text:span text:style-name="T164">KURVS: The outer rotation curve shapes and dark matter fractions of z~1.5 star-forming galaxies.</text:span><text:span text:style-name="T144"> MNRAS </text:span><text:span text:style-name="T153">524: 2814</text:span><text:span text:style-name="T144">. </text:span><text:span text:style-name="T152">[arxiv:2305.04382]</text:span></text:p>
        </text:list-item>
        <text:list-item>
          <text:p text:style-name="P131"><text:span text:style-name="T148">† </text:span><text:span text:style-name="T149">Brooks, </text:span><text:span text:style-name="T158">Oman</text:span><text:span text:style-name="T149"> and Frenk (2022). </text:span><text:span text:style-name="T166">The North-South asymmetry of the ALFALFA HI velocity width function</text:span><text:span text:style-name="T149">. MNRAS </text:span><text:span text:style-name="T152">522: 4043</text:span><text:span text:style-name="T149">. [arxiv:2211.08092]</text:span></text:p>
        </text:list-item>
        <text:list-item>
          <text:p text:style-name="P132"><text:span text:style-name="T148">† </text:span><text:span text:style-name="T144">Downing and </text:span><text:span text:style-name="T156">Oman</text:span><text:span text:style-name="T144"> (2023). </text:span><text:span text:style-name="T164">The many reasons that the rotation curves of low-mass galaxies can fail as tracers of their matter distributions.</text:span><text:span text:style-name="T144"> MNRAS </text:span><text:span text:style-name="T152">522: 3318</text:span><text:span text:style-name="T144">. [arxiv:2301.05242]</text:span></text:p>
        </text:list-item>
        <text:list-item>
          <text:p text:style-name="P132"><text:span text:style-name="T148">R</text:span><text:span text:style-name="T149">eeves, Hudson and </text:span><text:span text:style-name="T158">Oman</text:span><text:span text:style-name="T149"> (2022). </text:span><text:span text:style-name="T166">Constraining satellite quenching timescales in galaxy clusters by forward-modelling stellar ages and quiescent fractions in projected phase space.</text:span><text:span text:style-name="T149"> MNRAS </text:span><text:span text:style-name="T152">522: 1779</text:span><text:span text:style-name="T149">. [arxiv:2211.09145]</text:span></text:p>
        </text:list-item>
        <text:list-item>
          <text:p text:style-name="P133"><text:span text:style-name="T148">† </text:span><text:span text:style-name="T244">Roper, </text:span><text:span text:style-name="T234">Oman</text:span><text:span text:style-name="T244">, Frenk, Ben</text:span><text:span text:style-name="T148">ítez-Llambay, Navarro and Santos-Santos (2022). </text:span><text:span text:style-name="T167">The diversity of rotation curves of simulated galaxies with cusps and cores</text:span><text:span text:style-name="T148">. MNRAS</text:span><text:span text:style-name="T151"> </text:span><text:span text:style-name="T152">521: 1316</text:span><text:span text:style-name="T148">. [arxiv:2203.16652]</text:span></text:p>
        </text:list-item>
        <text:list-item>
          <text:p text:style-name="P133"><text:span text:style-name="T14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7">Oman</text:span><text:span text:style-name="T14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0">(2022)</text:span><text:span text:style-name="T145">. </text:span><text:span text:style-name="T165">The Astropy project: Sustaining and growing a community-oriented open-source project and the latest major release (v5.0) of the core package.</text:span><text:span text:style-name="T145"> ApJ </text:span><text:span text:style-name="T149">935: 167</text:span><text:span text:style-name="T145">. </text:span><text:span text:style-name="T146">[arxiv:</text:span><text:span text:style-name="T147">2206.14220</text:span><text:span text:style-name="T146">]</text:span></text:p>
        </text:list-item>
        <text:list-item>
          <text:p text:style-name="P134"><text:span text:style-name="T242">Bilimogga, </text:span><text:span text:style-name="T233">Oman</text:span><text:span text:style-name="T242">, Verheijen and van der Hulst (2021). </text:span><text:span text:style-name="T256">Using EAGLE simulations to study the effect of observational constraints on determination of HI asymmetries in galaxies</text:span><text:span text:style-name="T242">. MNRAS </text:span><text:span text:style-name="T243">513: 5310</text:span><text:span text:style-name="T242">. [arxiv:2205.00675]</text:span></text:p>
        </text:list-item>
        <text:list-item>
          <text:p text:style-name="P135"><text:soft-page-break/><text:span text:style-name="T238">Mancera</text:span><text:span text:style-name="T236">-Piña</text:span><text:span text:style-name="T240">, </text:span><text:span text:style-name="T238">Fraternali, Oosterloo, Adams, </text:span><text:span text:style-name="T231">Oman</text:span><text:span text:style-name="T238"> and Leisman (202</text:span><text:span text:style-name="T241">2</text:span><text:span text:style-name="T238">). </text:span><text:span text:style-name="T252">No need for dark matter: resolved kinematics of the ultra-diffuse galaxy AGC 114905.</text:span><text:span text:style-name="T238"> MNRAS</text:span><text:span text:style-name="T239"> 512: 3230</text:span><text:span text:style-name="T238">. [arxiv:</text:span><text:span text:style-name="T241">2112.00017</text:span><text:span text:style-name="T238">]</text:span></text:p>
        </text:list-item>
        <text:list-item>
          <text:p text:style-name="P135"><text:span text:style-name="T145">† </text:span><text:span text:style-name="T238">Sirks, </text:span><text:span text:style-name="T231">Oman</text:span><text:span text:style-name="T238">, Robertson, Massey and Frenk (2021). </text:span><text:span text:style-name="T252">The effects of self-interacting dark matter on the stripping of galaxies that fall into clusters</text:span><text:span text:style-name="T238">. MNRAS </text:span><text:span text:style-name="T239">511: 5927</text:span><text:span text:style-name="T238">. [arxiv:2109.03257]</text:span></text:p>
        </text:list-item>
        <text:list-item>
          <text:p text:style-name="P136"><text:span text:style-name="T271">Oman</text:span><text:span text:style-name="T263"> (202</text:span><text:span text:style-name="T266">2</text:span><text:span text:style-name="T263">). </text:span><text:span text:style-name="T247">The ALFALFA </text:span><text:span text:style-name="T248">HI</text:span><text:span text:style-name="T247"> velocity width function.</text:span><text:span text:style-name="T263"> MNRAS </text:span><text:span text:style-name="T265">509:</text:span><text:span text:style-name="T263"> </text:span><text:span text:style-name="T265">3268</text:span><text:span text:style-name="T263">. [arxiv:2108.08856]</text:span></text:p>
        </text:list-item>
        <text:list-item>
          <text:p text:style-name="P136"><text:span text:style-name="T259">K</text:span><text:span text:style-name="T258">arunakaran, Spekkens, </text:span><text:span text:style-name="T268">Oman</text:span><text:span text:style-name="T258">, Simpson, Fattahi, Sand, Bennet, Crnojevi</text:span><text:span text:style-name="T162">ć</text:span><text:span text:style-name="T258">, Frenk, G</text:span><text:span text:style-name="T162">ó</text:span><text:span text:style-name="T258">mez, Grand, Jones, Marinacci, Mutlu-Pakdil, Navarro </text:span><text:span text:style-name="T262">and</text:span><text:span text:style-name="T258"> Zaritsky (2021). </text:span><text:span text:style-name="T245">Satellites around Milky Way analogs: Tension in the number and fraction of quiescent satellites seen in observations versus simulations.</text:span><text:span text:style-name="T258"> ApJ </text:span><text:span text:style-name="T264">916: 19</text:span><text:span text:style-name="T258">. [arxiv:2105.09321]</text:span></text:p>
        </text:list-item>
        <text:list-item>
          <text:p text:style-name="P137"><text:span text:style-name="T284">† </text:span><text:span text:style-name="T258">Upadhyay, </text:span><text:span text:style-name="T268">Oman</text:span><text:span text:style-name="T258"> </text:span><text:span text:style-name="T262">and</text:span><text:span text:style-name="T270"> </text:span><text:span text:style-name="T258">Trager (2021). </text:span><text:span text:style-name="T245">Star formation histories of Coma Cluster galaxies matched to simulated orbits hint at quenching around first pericenter.</text:span><text:span text:style-name="T258"> A&amp;A </text:span><text:span text:style-name="T264">652: A16</text:span><text:span text:style-name="T258">. [arxiv:2104.04388]</text:span></text:p>
        </text:list-item>
        <text:list-item>
          <text:p text:style-name="P138"><text:span text:style-name="T259">Brouwer, </text:span><text:span text:style-name="T269">Oman</text:span><text:span text:style-name="T259">, </text:span><text:span text:style-name="T260">Valentijn, Bilicki, Heymans, Hoekstra, Napolitano, Roy, Tortora, Wright, Asgari, van den Busch, Dvornik, Erben, Giblin, Graham, Hildebrandt, Hopkins, Kannawadi, Kuijken, Liske, Shan, Tr</text:span><text:span text:style-name="T163">ö</text:span><text:span text:style-name="T260">ster and Visser (202</text:span><text:span text:style-name="T261">1</text:span><text:span text:style-name="T260">). </text:span><text:span text:style-name="T246">The weak lensing radial acceleration relation: Constraining modified gravity and cold dark matter theories with KiDS-1000.</text:span><text:span text:style-name="T260"> A&amp;A </text:span><text:span text:style-name="T261">650: A113</text:span><text:span text:style-name="T260">. </text:span><text:span text:style-name="T261">[arxiv:2106.11677]</text:span></text:p>
        </text:list-item>
        <text:list-item>
          <text:p text:style-name="P139"><text:span text:style-name="T223">B</text:span><text:span text:style-name="T220">oard, Bozorgnia, Strigari, Grand, Fattahi, Frenk, Marinacci, Navarro and </text:span><text:span text:style-name="T227">Oman</text:span><text:span text:style-name="T220"> (2021). </text:span><text:span text:style-name="T250">Velocity-dependent J-factors for annihilation radiation from cosmological simulations.</text:span><text:span text:style-name="T220"> JCAP 2021-04: 70. </text:span><text:span text:style-name="T224">[arxiv:</text:span><text:span text:style-name="T220">2101.06284</text:span><text:span text:style-name="T224">]</text:span></text:p>
        </text:list-item>
        <text:list-item>
          <text:p text:style-name="P139"><text:span text:style-name="T228">★ Oman</text:span><text:span text:style-name="T225">, Bahé, Healy, Hess, Hudson and Verheijen (2021). </text:span><text:span text:style-name="T253">A homogeneous measurement of the delay between the onsets of gas stripping and star formation quenching in satellite galaxies of groups and clusters.</text:span><text:span text:style-name="T225"> MNRAS </text:span><text:span text:style-name="T226">501: 5073</text:span><text:span text:style-name="T225">. [arxiv:2009.00667]</text:span></text:p>
        </text:list-item>
        <text:list-item>
          <text:p text:style-name="P139"><text:span text:style-name="T225">Deason, </text:span><text:span text:style-name="T228">Oman</text:span><text:span text:style-name="T225">, Fattahi, Schaller, Jauzac, Zhang, Montes, Bahé, Dalla Vecchia, Kay and Evans (2020). </text:span><text:span text:style-name="T253">Stellar splashback: </text:span><text:span text:style-name="T254">t</text:span><text:span text:style-name="T253">he edge of the intracluster light.</text:span><text:span text:style-name="T225"> MNRAS 500: 4181. [arxiv:2010.02937]</text:span></text:p>
        </text:list-item>
        <text:list-item>
          <text:p text:style-name="P139"><text:span text:style-name="T222">Genina, Read, Frenk, Cole, Benítez-Llambay, Ludlow, Navarro, </text:span><text:span text:style-name="T229">Oman</text:span><text:span text:style-name="T222"> and Robertson (2020). </text:span><text:span text:style-name="T251">To beta or not to beta: can higher-order Jeans analysis break the mass-anisotropy degeneracy in simulated dwarfs?</text:span><text:span text:style-name="T222"> MNRAS </text:span><text:span text:style-name="T225">498: 144</text:span><text:span text:style-name="T222">. [arxiv:1911.09124]</text:span></text:p>
        </text:list-item>
        <text:list-item>
          <text:p text:style-name="P139"><text:span text:style-name="T222">Deason, Fattahi, Frenk, Grand, </text:span><text:span text:style-name="T229">Oman</text:span><text:span text:style-name="T222">, Garrison-Kimmel, Simpson and Navarro (2020). </text:span><text:span text:style-name="T251">The edge of the Galaxy.</text:span><text:span text:style-name="T222"> MNRAS 496: 3929. [arxiv:2002.09497]</text:span></text:p>
        </text:list-item>
        <text:list-item>
          <text:p text:style-name="P140"><text:span text:style-name="T222">Mancera-Piña, Fraternali, </text:span><text:span text:style-name="T229">Oman</text:span><text:span text:style-name="T222">, Adams, Bacchini, Marasco, Oosterloo, Pezzulli, Posti, Leisman, Cannon, di Teodoro, Gault, Haynes, Reiter, Rhode, Salzer and Smith (2020). </text:span><text:span text:style-name="T251">Robust HI kinematics of gas-rich ultra-diffuse galaxies: hints of a weak-feedback formation scenario.</text:span><text:span text:style-name="T222"> MNRAS 495: 3636. [arxiv:2004.14392]</text:span></text:p>
        </text:list-item>
        <text:list-item>
          <text:p text:style-name="P140"><text:soft-page-break/><text:span text:style-name="T222">Marasco, Posti, </text:span><text:span text:style-name="T229">Oman</text:span><text:span text:style-name="T222">, Famaey, Cresci and Fraternali (2020). </text:span><text:span text:style-name="T251">Massive disc galaxies in cosmological hydrodynamical simulations are too dark matter-dominated.</text:span><text:span text:style-name="T222"> A&amp;A, 883: L33. [arxiv:2005.01724]</text:span></text:p>
        </text:list-item>
        <text:list-item>
          <text:p text:style-name="P141"><text:span text:style-name="T222">★ Santos-Santos, Navarro, Robertson, Benítez-Llambay, </text:span><text:span text:style-name="T229">Oman</text:span><text:span text:style-name="T222">, Lovell, Frenk, Ludlow, Fattahi and Ritz (2020). </text:span><text:span text:style-name="T251">Baryonic clues to the puzzling diversity of dwarf galaxy rotation curves.</text:span><text:span text:style-name="T222"> MNRAS 495: 58. [arxiv:1911.09116]</text:span></text:p>
        </text:list-item>
        <text:list-item>
          <text:p text:style-name="P141"><text:span text:style-name="T222">Cautun, Benítez-Llambay, Deason, Frenk, Fattahi, Gómez, Grand, </text:span><text:span text:style-name="T229">Oman</text:span><text:span text:style-name="T222">, Navarro and Simpson (2020). </text:span><text:span text:style-name="T251">The Milky Way total mass profile as inferred fr</text:span><text:span text:style-name="T255">o</text:span><text:span text:style-name="T251">m Gaia DR2.</text:span><text:span text:style-name="T222"> MNRAS 494: 4291. [arxiv:1911.04557]</text:span></text:p>
        </text:list-item>
        <text:list-item>
          <text:p text:style-name="P139"><text:span text:style-name="T222">Richings, Frenk, Jenkins, Robertson, Fattahi, Grand, Navarro, Pakmor, Gómez, Marinacci and </text:span><text:span text:style-name="T229">Oman</text:span><text:span text:style-name="T222"> (2020). </text:span><text:span text:style-name="T251">Subhalo destruction in the APOSTLE and Auriga simulations.</text:span><text:span text:style-name="T222"> MNRAS 492: 5780. [arxiv:1811.12437]</text:span></text:p>
        </text:list-item>
        <text:list-item>
          <text:p text:style-name="P139"><text:span text:style-name="T285">† </text:span><text:span text:style-name="T222">Lane, Navarro, Fattahi, </text:span><text:span text:style-name="T229">Oman</text:span><text:span text:style-name="T222"> and Bovy (2020). </text:span><text:span text:style-name="T251">The Ophiuchus stream progenitor: a new type of globular cluster and its possible Sagittarius connection.</text:span><text:span text:style-name="T222"> MNRAS 492: 4164. [arxiv:1905.12633</text:span><text:span text:style-name="T221">]</text:span></text:p>
        </text:list-item>
        <text:list-item>
          <text:p text:style-name="P139"><text:span text:style-name="T222">Chauhan, Lagos, Obreschkow, Power, </text:span><text:span text:style-name="T229">Oman</text:span><text:span text:style-name="T222"> and Elahi (2019). </text:span><text:span text:style-name="T251">The HI velocity function: a test of cosmology or baryon physics?</text:span><text:span text:style-name="T222"> MNRAS 488: 5898. [arxiv:1906.06130</text:span><text:span text:style-name="T221">]</text:span></text:p>
        </text:list-item>
        <text:list-item>
          <text:p text:style-name="P139"><text:span text:style-name="T222">Genina, Frenk, Benítez-Llambay, Cole, Navarro, </text:span><text:span text:style-name="T229">Oman</text:span><text:span text:style-name="T222"> and Fattahi (2019). </text:span><text:span text:style-name="T251">The distinct stellar metallicity populations of simulated Local Group dwarfs.</text:span><text:span text:style-name="T222"> MNRAS 488: 2312. [arxiv:1812.04839]</text:span></text:p>
        </text:list-item>
        <text:list-item>
          <text:p text:style-name="P139"><text:span text:style-name="T222">Bose, Frenk, Jenkins, Fattahi, Gomez, Grand, Marinacci, Navarro, </text:span><text:span text:style-name="T229">Oman</text:span><text:span text:style-name="T222">, Pakmor, Schaye, Simpson and Springel (2019). </text:span><text:span text:style-name="T251">No cores in dark matter-dominated dwarf galaxies with bursty star formation histories.</text:span><text:span text:style-name="T222"> MNRAS, 486: 4790. [arxiv:1810.03635]</text:span></text:p>
        </text:list-item>
        <text:list-item>
          <text:p text:style-name="P139"><text:span text:style-name="T222">Owers, Hudson, </text:span><text:span text:style-name="T229">Oman</text:span><text:span text:style-name="T222">, Bland-Hawthron, Brough, Bryant, Cortese, Couch, Croom, van de Sande, Federrath, Groves, Hopkins, Lawrence, Lorente, McDermid, Medling, Richards, Scott, Taranu, Welker and Yi (2019). </text:span><text:span text:style-name="T251">The SAMI Galaxy Survey: Quenching of star formation in clusters I. Transition galaxies.</text:span><text:span text:style-name="T222"> ApJ 873: 52. [arxiv:1901.08185]</text:span></text:p>
        </text:list-item>
        <text:list-item>
          <text:p text:style-name="P139"><text:span text:style-name="T229">★ Oman</text:span><text:span text:style-name="T222">, Marasco, Navarro, Frenk, Schaye and Benítez-Llambay (2019). </text:span><text:span text:style-name="T251">Non-circular motions and the diversity of dwarf galaxy rotation curves.</text:span><text:span text:style-name="T222"> MNRAS 482: 821. [arxiv:1706.07478]</text:span></text:p>
        </text:list-item>
        <text:list-item>
          <text:p text:style-name="P139"><text:span text:style-name="T222">Digby, Navarro, Fattahi, Simpson, </text:span><text:span text:style-name="T229">Oman</text:span><text:span text:style-name="T222">, Gomez, Frenk, Grand and Pakmor (2018). </text:span><text:span text:style-name="T251">The star formation histories of dwarf galaxies in Local Group cosmological simulations.</text:span><text:span text:style-name="T222"> MNRAS 485: 5423. [arxiv:1812.04839]</text:span></text:p>
        </text:list-item>
        <text:list-item>
          <text:p text:style-name="P139"><text:span text:style-name="T222">Mancera-Piña, Fraternali, Adams, Marasco, Oosterloo, </text:span><text:span text:style-name="T229">Oman</text:span><text:span text:style-name="T222">, Leisman, di Teodoro, Posti, Battipaglia, Cannon, Gault, Haynes, Janowiecki, McAllan, Pagel, Reiter, Rhode, Salzer and Smith (2019). </text:span><text:span text:style-name="T251">Off the baryonic Tully-Fisher relation: a population of baryon-dominated ultra-diffuse galaxies.</text:span><text:span text:style-name="T222"> ApJL 883: 33. [arxiv:1909.01363]</text:span></text:p>
        </text:list-item>
        <text:list-item>
          <text:p text:style-name="P139"><text:span text:style-name="T222">Fattahi, Navarro, Frenk, </text:span><text:span text:style-name="T229">Oman</text:span><text:span text:style-name="T222">, Sawala and Schaller (2018). </text:span><text:span text:style-name="T251">Tidal stripping and the structure of dwarf galaxies in the Local Group.</text:span><text:span text:style-name="T222"> MNRAS 476: 3816. [arxiv:1707.03898]</text:span></text:p>
        </text:list-item>
        <text:list-item>
          <text:p text:style-name="P121"><text:soft-page-break/><text:span text:style-name="T236">N</text:span><text:span text:style-name="T237">a</text:span><text:span text:style-name="T236">varro, Yozin, Loewen, Benítez-Llambay, Fattahi, Frenk, </text:span><text:span text:style-name="T230">Oman</text:span><text:span text:style-name="T236">, Schaye and Theuns (2018). </text:span><text:span text:style-name="T251">The innate origin of radial and vertical gradients in a simulated galaxy disc.</text:span><text:span text:style-name="T236"> MNRAS 476: 3648. [arxiv:1709.01040]</text:span></text:p>
        </text:list-item>
        <text:list-item>
          <text:p text:style-name="P121"><text:span text:style-name="T236">Marasco, </text:span><text:span text:style-name="T230">Oman</text:span><text:span text:style-name="T236">, Navarro, Frenk and Oosterloo (2018). </text:span><text:span text:style-name="T251">Bars in dark-matter-dominated dwarf galaxy discs.</text:span><text:span text:style-name="T236"> MNRAS 476: 2168. [arxiv:1711.09914]</text:span></text:p>
        </text:list-item>
        <text:list-item>
          <text:p text:style-name="P121"><text:span text:style-name="T236">Genina, <text:s/>Benítez-Llambay, Frenk, Cole, Fattahi, Navarro, </text:span><text:span text:style-name="T230">Oman</text:span><text:span text:style-name="T236">, Sawala and Theuns (2018). </text:span><text:span text:style-name="T251">The core-cusp problem: a matter of perspective.</text:span><text:span text:style-name="T236"> MNRAS 474: 1398. [arxiv:1707.06303]</text:span></text:p>
        </text:list-item>
        <text:list-item>
          <text:p text:style-name="P121"><text:span text:style-name="T236">Navarro, Benítez-Llambay, Fattahi, Frenk, Ludlow, </text:span><text:span text:style-name="T230">Oman</text:span><text:span text:style-name="T236">, Schaller and Theuns (2017). </text:span><text:span text:style-name="T251">The origin of the mass discrepancy-acceleration relation in ΛCDM.</text:span><text:span text:style-name="T236"> MNRAS 471: 1841. [arxiv:1612.06329]</text:span></text:p>
        </text:list-item>
        <text:list-item>
          <text:p text:style-name="P121"><text:span text:style-name="T236">Campbell, Frenk, Jenkins, Eke, Navarro, Sawala, Schaller, Fattahi, </text:span><text:span text:style-name="T230">Oman</text:span><text:span text:style-name="T236"> and Theuns (2017). </text:span><text:span text:style-name="T251">Knowing the unknowns: uncertainties in simple estimators of dynamical masses.</text:span><text:span text:style-name="T236"> MNRAS 469: 2335. [arxiv:1603.04443]</text:span></text:p>
        </text:list-item>
        <text:list-item>
          <text:p text:style-name="P121"><text:span text:style-name="T236">Wang, Fattahi, Cooper, Sawala, Strigari, Frenk, Navarro, </text:span><text:span text:style-name="T230">Oman</text:span><text:span text:style-name="T236"> and Schaller (2017). </text:span><text:span text:style-name="T251">Tidal features of classical Milky Way satellites in a Λ cold dark matter universe.</text:span><text:span text:style-name="T236"> MNRAS 468: 4887. [arxiv:1611.00778]</text:span></text:p>
        </text:list-item>
        <text:list-item>
          <text:p text:style-name="P121"><text:span text:style-name="T236">Sawala, Pihajoki, Johansson, Frenk, Navarro, </text:span><text:span text:style-name="T230">Oman</text:span><text:span text:style-name="T236"> and White (2017). </text:span><text:span text:style-name="T251">Shaken and stirred: The Milky Way's dark substructures.</text:span><text:span text:style-name="T236"> MNRAS 467: 4383. [arxiv:1609.01718]</text:span></text:p>
        </text:list-item>
        <text:list-item>
          <text:p text:style-name="P122"><text:span text:style-name="T236">Ludlow, Benítez-Llambay, Schaller, Theuns, Frenk, Bower, Schaye, Crain, Navarro, Fattahi and </text:span><text:span text:style-name="T230">Oman</text:span><text:span text:style-name="T236"> (2017). </text:span><text:span text:style-name="T251">The Mass-discrepancy acceleration relation: a natural outcome of galaxy formation in CDM halos.</text:span><text:span text:style-name="T236"> Phys Rev Lett 118: 161103. [arxiv:1610.07663]</text:span></text:p>
        </text:list-item>
        <text:list-item>
          <text:p text:style-name="P122"><text:span text:style-name="T236">Benítez-Llambay, Navarro, Frenk, Sawala, </text:span><text:span text:style-name="T230">Oman</text:span><text:span text:style-name="T236">, Fattahi, Schaller, Schaye, Crain and Theuns (2017). </text:span><text:span text:style-name="T251">The properties of “dark” LCDM haloes in the Local Group.</text:span><text:span text:style-name="T236"> MNRAS 465: 3913. [arxiv:1609.01301]</text:span></text:p>
        </text:list-item>
        <text:list-item>
          <text:p text:style-name="P121"><text:span text:style-name="T236">Starkenburg, </text:span><text:span text:style-name="T230">Oman</text:span><text:span text:style-name="T236">, Navarro, Crain, Fattahi, Frenk, Sawala and Schaye (2017). </text:span><text:span text:style-name="T251">The oldest and most pristine stars in the APOSTLE Local Group simulations.</text:span><text:span text:style-name="T236"> MNRAS 465: 2212. [arxiv:1609.05214]</text:span></text:p>
        </text:list-item>
        <text:list-item>
          <text:p text:style-name="P121"><text:span text:style-name="T236">Sales, Navarro, </text:span><text:span text:style-name="T230">Oman</text:span><text:span text:style-name="T236">, Fattahi, Ferrero, Abadi, Bower, Crain, Frenk, Sawala, Schaller, Schaye, Theuns and White (2016). </text:span><text:span text:style-name="T251">The low-mass end of the baryonic Tully-Fisher relation.</text:span><text:span text:style-name="T236"> MNRAS 464: 2419. [arxiv:1602.02155]</text:span></text:p>
        </text:list-item>
        <text:list-item>
          <text:p text:style-name="P121"><text:span text:style-name="T230">Oman</text:span><text:span text:style-name="T236"> and Hudson (2016). </text:span><text:span text:style-name="T251">Satellite quenching timescales in clusters from projected phase space measurements matched to simulated orbits.</text:span><text:span text:style-name="T236"> MNRAS, 463: 3083. [arxiv:1607.07934]</text:span></text:p>
        </text:list-item>
        <text:list-item>
          <text:p text:style-name="P121"><text:span text:style-name="T236">Schaller, Frenk, Fattahi, Navarro, </text:span><text:span text:style-name="T230">Oman</text:span><text:span text:style-name="T236"> and Sawala (2016). </text:span><text:span text:style-name="T251">The low abundance and insignificance of dark discs in simulated Milky Way galaxies.</text:span><text:span text:style-name="T236"> MNRAS 461: L56. [arxiv:1605.02770]</text:span></text:p>
        </text:list-item>
        <text:list-item>
          <text:p text:style-name="P121"><text:span text:style-name="T230">Oman</text:span><text:span text:style-name="T236">, Navarro, Sales, Fattahi, Frenk, Sawala, Schaller and White (2016). </text:span><text:span text:style-name="T251">Missing dark matter in dwarf galaxies?</text:span><text:span text:style-name="T236"> MNRAS 460: 3610. [arxiv:1601.01026]</text:span></text:p>
        </text:list-item>
        <text:list-item>
          <text:p text:style-name="P121"><text:span text:style-name="T236">Sawala, Frenk, Fattahi, Navarro, Bower, Crain, Dalla Vecchia, Furlong, Helly, Jenkins, </text:span><text:span text:style-name="T230">Oman</text:span><text:span text:style-name="T236">, Schaller, Schaye, Theuns, Trayford and White (2016). </text:span><text:span text:style-name="T251">The APOSTLE simulations: solutions to the Local Group's cosmic puzzles.</text:span><text:span text:style-name="T236"> MNRAS 457: 1931. [arxiv:1511.01098]</text:span></text:p>
        </text:list-item>
        <text:list-item>
          <text:p text:style-name="P123"><text:soft-page-break/><text:span text:style-name="T236">Fattahi, Navarro, Sawala, Frenk, </text:span><text:span text:style-name="T230">Oman</text:span><text:span text:style-name="T236">, Crain, Furlong, Schaller, Schaye, Theuns and Jenkins (2016). </text:span><text:span text:style-name="T251">The APOSTLE project: Local Group kinematic mass constraints and simulation candidate selection.</text:span><text:span text:style-name="T236"> MNRAS 457: 844. [arxiv:1507.03643]</text:span></text:p>
        </text:list-item>
        <text:list-item>
          <text:p text:style-name="P123"><text:span text:style-name="T230">★ Oman</text:span><text:span text:style-name="T236">, Navarro, Fattahi, Frenk, Sawala, White, Bower, Crain, Furlong, Schaller, Schaye and Theuns (2015). </text:span><text:span text:style-name="T251">The unexpected diversity of dwarf galaxy rotation curves.</text:span><text:span text:style-name="T236"> MNRAS. 452: 3650. [arxiv:1504.01437]</text:span></text:p>
        </text:list-item>
        <text:list-item>
          <text:p text:style-name="P124"><text:span text:style-name="T236">Taranu, Hudson, Balogh, Smith, Power, </text:span><text:span text:style-name="T230">Oman</text:span><text:span text:style-name="T236">, Krane (2014). </text:span><text:span text:style-name="T251">Quenching star formation in cluster galaxies.</text:span><text:span text:style-name="T236"> MNRAS 440: 1934. [arxiv:1211.3411]</text:span></text:p>
        </text:list-item>
        <text:list-item>
          <text:p text:style-name="P124"><text:span text:style-name="T230">Oman</text:span><text:span text:style-name="T236">, Hudson and Behroozi (2013). </text:span><text:span text:style-name="T251">Disentangling satellite galaxy populations using orbit tracking in simulations.</text:span><text:span text:style-name="T236"> MNRAS 431: 2307. [arxiv:1301.6757]</text:span></text:p>
        </text:list-item>
      </text:list>
      <text:p text:style-name="P112"><text:span text:style-name="T222">O</text:span><text:span text:style-name="T220">ther refereed publications</text:span></text:p>
      <text:list xml:id="list115322882237727" text:continue-numbering="true" text:style-name="L1">
        <text:list-item>
          <text:p text:style-name="P121"><text:span text:style-name="T232">Oman</text:span><text:span text:style-name="T235">, Starkenburg and Navarro (2018). </text:span><text:span text:style-name="T255">The “building blocks” of stellar haloes.</text:span><text:span text:style-name="T235"> Galaxies 5: 33. [arxiv:1708.00929]</text:span></text:p>
          <text:p text:style-name="P125">Non-refereed publications &amp; software</text:p>
        </text:list-item>
        <text:list-item>
          <text:p text:style-name="P126"><text:span text:style-name="T38">Oman</text:span><text:span text:style-name="T39">, Brouwer, Ludlow and Navarro (2020). </text:span><text:span text:style-name="T9">Observational constraints on the slope of the radial acceleration relation at low accelerations.</text:span><text:span text:style-name="T39"> [arxiv:2006.06700]</text:span></text:p>
        </text:list-item>
        <text:list-item>
          <text:p text:style-name="P127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7"><text:span text:style-name="T227">Oman</text:span><text:span text:style-name="T220"> (2017). </text:span><text:span text:style-name="T250">The APOSTLE simulations: Rotation curves derived from synthetic 21-cm observations.</text:span><text:span text:style-name="T220"> Rediscovering our Galaxy, Proceedings of the IAU Symposium 334: 213. [arXiv: 1712.02562]</text:span></text:p>
        </text:list-item>
        <text:list-item>
          <text:p text:style-name="P128"><text:span text:style-name="T258">Fattahi, Navarro, Sawala, Frenk, Sales, </text:span><text:span text:style-name="T268">Oman</text:span><text:span text:style-name="T258">, Schaller and Wang (2016). </text:span><text:span text:style-name="T245">The cold dark matter content of Galactic dwarf spheroidals: no cores, no failures, no problem.</text:span><text:span text:style-name="T258"> [arxiv:1607.06479]</text:span></text:p>
        </text:list-item>
        <text:list-item>
          <text:p text:style-name="P128"><text:span text:style-name="T267">Sawala, Frenk, Fattahi, Navarro, Bower, Crain, Dalla Vecchia, Furlong, Helly, Jenkins, </text:span><text:span text:style-name="T272">Oman</text:span><text:span text:style-name="T267">, Scahller, Schaye, Theuns, Trayford and White (2014). </text:span><text:span text:style-name="T249">Local Group galaxies emerge from the dark.</text:span><text:span text:style-name="T267"> [arxiv:1412.2748]</text:span></text:p>
        </text:list-item>
      </text:list>
      <text:p text:style-name="P96"><text:span text:style-name="T170">Conferences </text:span><text:span text:style-name="T34">&amp;</text:span><text:span text:style-name="T170"> Workshops</text:span><text:tab/></text:p>
      <text:p text:style-name="P59"><text:span text:style-name="T112"><text:tab/></text:span><text:span text:style-name="T131">Contributed talk at “Towards unified sub-grid prescriptions for galaxy modeling”<text:tab/>Sept 2023<text:line-break/><text:tab/> <text:s/>Lorentz Centre, Leiden, The Netherlands</text:span></text:p>
      <text:p text:style-name="P60"><text:span text:style-name="T112"><text:tab/></text:span><text:span text:style-name="T131">Contributed talk at “FiatLux”<text:tab/>Jun 2023<text:line-break/><text:tab/> <text:s/>Centro Mariapoli, Castel Gandolfo, Italy</text:span></text:p>
      <text:p text:style-name="P60"><text:span text:style-name="T112"><text:tab/></text:span><text:span text:style-name="T129">Contributed talk at </text:span><text:span text:style-name="T130">“Pathfinder HI Survey Coordination Committee workshop”<text:tab/></text:span><text:span text:style-name="T129">Mar 2023<text:line-break/><text:tab/> <text:s/>University of Cape Town, Cape Town, South Africa</text:span></text:p>
      <text:p text:style-name="P61"><text:span text:style-name="T112"><text:tab/></text:span><text:span text:style-name="T129">Poster at “IAUS 379: Dynamical masses of Local Group galaxies”<text:tab/>Mar 2023<text:line-break/><text:tab/> <text:s/>Telegrafenberg, Potsdam, Germany</text:span></text:p>
      <text:p text:style-name="P61"><text:span text:style-name="T112"><text:tab/></text:span><text:span text:style-name="T115">Contributed talk at “Virgo meeting”<text:tab/>Jul 2022<text:line-break/><text:tab/> <text:s/></text:span><text:span text:style-name="T116">Max-Planck Institute for Astrophysics, Garching, Germany</text:span></text:p>
      <text:p text:style-name="P62"><text:span text:style-name="T112"><text:tab/></text:span><text:span text:style-name="T114">Contributed</text:span><text:span text:style-name="T113"> talk at “</text:span><text:span text:style-name="T114">EAS2022/</text:span><text:span text:style-name="T113">SS8: D</text:span><text:span text:style-name="T134">warf galaxies beyond the Local Group”</text:span><text:span text:style-name="T135"><text:tab/></text:span><text:span text:style-name="T134">Jun 2022<text:line-break/><text:tab/> <text:s/>Valencia Conference Centre, Valencia, Spain</text:span></text:p>
      <text:p text:style-name="P118"><text:soft-page-break/><text:span text:style-name="T112"><text:tab/></text:span><text:span text:style-name="T114">Poster</text:span><text:span text:style-name="T113"> at “EAS2022/S4: Satellite galaxies and tidal streams”</text:span><text:span text:style-name="T112"><text:tab/></text:span><text:span text:style-name="T113">Jun 2022<text:line-break/><text:tab/> <text:s/>Valencia Conference Centre, Valencia, Spain</text:span></text:p>
      <text:p text:style-name="P63"><text:span text:style-name="T135"><text:tab/></text:span><text:span text:style-name="T134">Invited talk at “EAS2022/SS5: Neutral hydrogen”</text:span><text:span text:style-name="T135"><text:tab/></text:span><text:span text:style-name="T134">Jun 2022</text:span><text:span text:style-name="T113"><text:line-break/><text:tab/> <text:s/>Valencia Conference Centre, Valencia, Spain</text:span></text:p>
      <text:p text:style-name="P82"><text:tab/>Contributed talk at “Durham Edinburgh Exchange”<text:tab/>Jan 2022<text:line-break/><text:tab/> <text:s/>Virtual meeting</text:p>
      <text:p text:style-name="P87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88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89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89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83"><text:tab/>Contributed talk at “South American Dark Matter”<text:tab/>Dec 2020<text:line-break/><text:tab/> <text:s/>Virtual meeting</text:p>
      <text:p text:style-name="P83"><text:tab/>Contributed talk at “WALLABY Science Day”<text:tab/>Nov 2020<text:line-break/><text:tab/> <text:s/>Virtual meeting</text:p>
      <text:p text:style-name="P90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91"><text:span text:style-name="T40"><text:tab/></text:span><text:span text:style-name="T53">Participant at “Virgo meeting”<text:tab/>Jan 2020<text:line-break/><text:tab/> <text:s/>Durham University, Durham, United Kingdom</text:span></text:p>
      <text:p text:style-name="P91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91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91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84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92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92"><text:span text:style-name="T40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92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5"><text:soft-page-break/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6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4"><text:span text:style-name="T88"><text:tab/>Invited talk at </text:span><text:span text:style-name="T11">“</text:span><text:span text:style-name="T88">IAUS 334: Rediscovering our Galaxy”<text:tab/>Jul 2017<text:line-break/><text:tab/> <text:s/>Telegrafenberg, Potsdam, Germany</text:span></text:p>
      <text:p text:style-name="P35"><text:span text:style-name="T81"><text:tab/></text:span><text:span text:style-name="T86">Contributed talk at “On the origin of baryonic galaxy haloes”<text:tab/>Mar 2017<text:line-break/><text:tab/> <text:s/>Observat</text:span><text:span text:style-name="T139">o</text:span><text:span text:style-name="T86">rio Astron</text:span><text:span text:style-name="T139">ómico de Quit</text:span><text:span text:style-name="T143">o</text:span><text:span text:style-name="T139">, Galapagos Islands, Ecuador</text:span></text:p>
      <text:p text:style-name="P115"><text:tab/>Contributed talk at “Northwest astronomy meeting”<text:tab/>Oct 2016<text:line-break/><text:tab/> <text:s/>Western Washington University, Bellingham, USA</text:p>
      <text:p text:style-name="P116"><text:tab/>Contributed talk at “Dark matter in the Milky Way”<text:tab/>May 2016<text:line-break/><text:tab/> <text:s/>Johannes Gutenburg University, Mainz, Germany</text:p>
      <text:p text:style-name="P117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5"><text:span text:style-name="T139"><text:tab/></text:span><text:span text:style-name="T141">Participant at “HiPACC Summer School: AstroInformatics”<text:tab/>Aug 2012<text:line-break/><text:tab/> <text:s/>University of California </text:span><text:span text:style-name="T142">at </text:span><text:span text:style-name="T141">San Diego, San Diego, USA</text:span></text:p>
      <text:p text:style-name="P15"><text:span text:style-name="T139"><text:tab/></text:span><text:span text:style-name="T140">Poster at “Star formation and gas reservoirs in nearby groups and clusters”<text:tab/>Jul 2012<text:line-break/><text:tab/> <text:s/>Union College, Schenectady, USA</text:span></text:p>
      <text:p text:style-name="P98"><text:span text:style-name="T138">Invited </text:span><text:span text:style-name="T219">Colloquia &amp; </text:span><text:span text:style-name="T138">Seminars</text:span><text:tab/></text:p>
      <text:p text:style-name="P80"><text:tab/><text:span text:style-name="T290">Colloquium: Cardiff University School of Physics &amp; Astronomy, UK<text:tab/>Nov 2023</text:span></text:p>
      <text:p text:style-name="P80"><text:tab/><text:span text:style-name="T287">Seminar: University of Edinburgh Institute for Astronomy, UK<text:tab/>Nov 2022</text:span></text:p>
      <text:p text:style-name="P81"><text:tab/>Seminar: University College London Cosmoparticle Initiative, UK<text:tab/>Mar 2022</text:p>
      <text:p text:style-name="P79"><text:tab/>Seminar: International Centre for Radio Astronomy Research, Australia<text:tab/>Aug 2021</text:p>
      <text:p text:style-name="P74"><text:span text:style-name="T219"><text:tab/>Colloquium: </text:span><text:span text:style-name="T207">Queen’s University Department of Physics and Astronomy, Canada<text:tab/>Jan 202</text:span><text:span text:style-name="T208">1</text:span></text:p>
      <text:p text:style-name="P47"><text:span text:style-name="T109"><text:tab/></text:span><text:span text:style-name="T108">Seminar</text:span><text:span text:style-name="T110">: </text:span><text:span text:style-name="T111">University of Nottingham School of Physics and Astronomy, UK<text:tab/>Dec 2020</text:span></text:p>
      <text:p text:style-name="P73"><text:span text:style-name="T206"><text:tab/></text:span><text:span text:style-name="T278">Seminar</text:span><text:span text:style-name="T219">: </text:span><text:span text:style-name="T207">Oxford University Department of Physics, UK<text:tab/>Oct 2020</text:span></text:p>
      <text:p text:style-name="P73"><text:span text:style-name="T206"><text:tab/></text:span><text:span text:style-name="T219">Seminar: </text:span><text:span text:style-name="T206">Universidade Federal do Esp</text:span><text:span text:style-name="T161">í</text:span><text:span text:style-name="T206">rito Santo Department of Physics, Brazil<text:tab/>Jul 2020</text:span></text:p>
      <text:p text:style-name="P78"><text:tab/><text:span text:style-name="T219">Colloquium: </text:span>University of Edinburgh Institute for Astronomy, UK<text:tab/>Feb 2020</text:p>
      <text:p text:style-name="P72"><text:tab/><text:span text:style-name="T219">Seminar: </text:span><text:span text:style-name="T206">Deutsches Elektronen-Synchrotron DESY, Germany<text:tab/>Nov 2019</text:span></text:p>
      <text:p text:style-name="P77"><text:tab/><text:span text:style-name="T219">Seminar: </text:span>University of Surrey Physics Department, UK<text:tab/>Sept 2017</text:p>
      <text:p text:style-name="P71"><text:tab/><text:span text:style-name="T219">Seminar: </text:span>University of Cambridge Institute of Astronomy, UK<text:tab/>May 2016</text:p>
      <text:p text:style-name="P70"><text:tab/><text:span text:style-name="T219">Seminar: </text:span>Astrophysics Institute Potsdam, Germany<text:tab/>Apr 2016</text:p>
      <text:p text:style-name="P70"><text:soft-page-break/><text:tab/><text:span text:style-name="T219">Seminar: </text:span>University of Washington Physics &amp; Astronomy Department, USA<text:tab/>Feb 2016</text:p>
      <text:p text:style-name="P70"><text:tab/><text:span text:style-name="T219">Seminar: </text:span>University of Waterloo Physics &amp; Astronomy Department, Canada<text:tab/>Dec 2014</text:p>
      <text:p text:style-name="P111"><text:span text:style-name="T212">Public Talks &amp; Outreach</text:span><text:span text:style-name="T211"><text:tab/></text:span></text:p>
      <text:p text:style-name="P52"><text:span text:style-name="T112"><text:tab/></text:span><text:span text:style-name="T131">Street Cosmos at Blackhall demonstrator<text:tab/>Aug 2023</text:span></text:p>
      <text:p text:style-name="P52"><text:span text:style-name="T112"><text:tab/></text:span><text:span text:style-name="T127">Ogden Centre for Fundamental Physics </text:span><text:span text:style-name="T30">Ogden@20</text:span><text:span text:style-name="T127"> open day demonstrator<text:tab/>Nov 2022</text:span></text:p>
      <text:p text:style-name="P95"><text:span text:style-name="T181"><text:tab/></text:span><text:span text:style-name="T194">Celebrate Science! Durham demonstrator<text:tab/>Oct 2022</text:span></text:p>
      <text:p text:style-name="P94"><text:span text:style-name="T181"><text:tab/></text:span><text:span text:style-name="T184">Public talk: Sunderland Astronomical Society<text:tab/>Nov 2021</text:span></text:p>
      <text:p text:style-name="P93"><text:span text:style-name="T181"><text:tab/></text:span><text:span text:style-name="T182">Nuffield Foundation research placement host </text:span><text:span text:style-name="T188">for J. Turnbull</text:span><text:span text:style-name="T182"><text:tab/></text:span><text:span text:style-name="T184">Aug</text:span><text:span text:style-name="T182"> 2021</text:span></text:p>
      <text:p text:style-name="P76"><text:tab/>Royal Society Summer Science Exhibition Workshop<text:tab/>Jul 2021</text:p>
      <text:p text:style-name="P46"><text:span text:style-name="T20"><text:tab/></text:span><text:span text:style-name="T99">Public talk: </text:span><text:span text:style-name="T89">Rato Bangala School Science Club</text:span><text:span text:style-name="T100">, Nepal<text:tab/>Jul 20</text:span><text:span text:style-name="T101">20</text:span></text:p>
      <text:p text:style-name="P45"><text:span text:style-name="T101"><text:tab/></text:span><text:span text:style-name="T104">Durham ICC School visit</text:span><text:span text:style-name="T131">s</text:span><text:span text:style-name="T104"><text:tab/>Jan 2020 – </text:span><text:span text:style-name="T131">present</text:span></text:p>
      <text:p text:style-name="P75"><text:tab/>Celebrate Science! Durham demonstrator<text:tab/>Oct 2019</text:p>
      <text:p text:style-name="P8"><text:span text:style-name="T89"><text:tab/>Meet the IAU astronomers! programme member<text:tab/>2019 </text:span><text:span text:style-name="T83">– </text:span><text:span text:style-name="T89">present</text:span></text:p>
      <text:p text:style-name="P8"><text:span text:style-name="T11"><text:tab/></text:span><text:span text:style-name="T87">Public </text:span><text:span text:style-name="T89">t</text:span><text:span text:style-name="T87">alk: RAS of Canada, Victoria chapter monthly meeting<text:tab/>Apr 2017</text:span></text:p>
      <text:p text:style-name="P12"><text:span text:style-name="T11"><text:tab/></text:span><text:span text:style-name="T84">Public talk: Dominion Astrophysical Observatory </text:span><text:span text:style-name="T90">s</text:span><text:span text:style-name="T84">ummer star parties<text:tab/>Jul 2016</text:span></text:p>
      <text:p text:style-name="P13"><text:span text:style-name="T91"><text:tab/></text:span><text:span text:style-name="T92">University of Victoria Student Radio CFUV “Beyond the Jargon” interviewee<text:tab/>Dec 2016</text:span></text:p>
      <text:p text:style-name="P4"><text:span text:style-name="T84"><text:tab/></text:span><text:span text:style-name="T85">Public talk: SPACE: Students in Physics and Astronomy Communication<text:tab/>Jul 2016<text:line-break/><text:tab/> <text:s/>Enrichment</text:span></text:p>
      <text:p text:style-name="P70"><text:tab/>Public talk: SPACE: Students in Physics and Astronomy Communication<text:tab/>Aug 2015<text:line-break/><text:tab/> <text:s/>Enrichment</text:p>
      <text:p text:style-name="P69"><text:tab/>University of Victoria Observatory tours for various school, youth and <text:tab/>2015 – <text:span text:style-name="T171">2017</text:span><text:line-break/><text:tab/> <text:s/>general public groups<text:tab/></text:p>
      <text:p text:style-name="P68"><text:tab/><text:span text:style-name="T276">Contributor of &gt;250 physics &amp; astrophysics answers to public questions on the <text:tab/>2013 </text:span>– <text:span text:style-name="T276">present<text:line-break/><text:tab/> <text:s/>PhysicsSE Q&amp;A platform (physics.stackexchange.com/users/11053/kyle-oman)</text:span></text:p>
      <text:p text:style-name="P108"><text:span text:style-name="T210">Professional </text:span><text:span text:style-name="T214">Citizenship</text:span><text:span text:style-name="T209"><text:tab/></text:span></text:p>
      <text:p text:style-name="P49"><text:span text:style-name="T180"><text:tab/>Re</text:span><text:span text:style-name="T185">feree </text:span><text:span text:style-name="T180">for </text:span><text:span text:style-name="T186">MNRAS, ApJ, </text:span><text:span text:style-name="T187">A&amp;A,</text:span><text:span text:style-name="T186"> </text:span><text:span text:style-name="T195">NatAs, </text:span><text:span text:style-name="T177">PRL, </text:span><text:span text:style-name="T186">JCAP, </text:span><text:span text:style-name="T197">OJA, </text:span><text:span text:style-name="T186">Chinese Physics C</text:span><text:span text:style-name="T180"><text:tab/>2016 – present</text:span></text:p>
      <text:p text:style-name="P49"><text:span text:style-name="T180"><text:tab/></text:span><text:span text:style-name="T194">Durham Astronomy &amp; Instrumentation internal mini-conference organiser<text:tab/>Jun 2022</text:span><text:span text:style-name="T181"><text:tab/></text:span></text:p>
      <text:p text:style-name="P7"><text:span text:style-name="T52"><text:tab/>Durham Physics Research Staff Consultative Committee </text:span><text:span text:style-name="T55">co-chair</text:span><text:span text:style-name="T52"><text:tab/>20</text:span><text:span text:style-name="T55">20 </text:span><text:span text:style-name="T41">– </text:span><text:span text:style-name="T71">2023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1">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oft-page-break/><text:span text:style-name="T176"><text:tab/>Durham Astronomy Friday seminar co-organizer<text:tab/>2019 </text:span><text:span text:style-name="T174">– </text:span><text:span text:style-name="T177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4"><text:span text:style-name="T137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0"><text:span text:style-name="T177"><text:tab/></text:span><text:span text:style-name="T196">SKA </text:span><text:span text:style-name="T195">Cosmology</text:span><text:span text:style-name="T196"> Science Working Group member<text:tab/>202</text:span><text:span text:style-name="T195">2</text:span><text:span text:style-name="T196"> </text:span><text:span text:style-name="T180">– </text:span><text:span text:style-name="T196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4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99"><text:span text:style-name="T275">Public </text:span><text:span text:style-name="T34">C</text:span><text:span text:style-name="T275">odes &amp; </text:span><text:span text:style-name="T34">U</text:span><text:span text:style-name="T275">tilities</text:span><text:tab/></text:p>
      <text:p text:style-name="P43"><text:span text:style-name="T191"><text:tab/></text:span><text:span text:style-name="T201">SWIFTGalaxy<text:tab/>2022</text:span><text:span text:style-name="T190"><text:line-break/><text:tab/> <text:s/>github.com/</text:span><text:span text:style-name="T192">SWIFTSIM</text:span><text:span text:style-name="T190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8"><text:span text:style-name="T138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97"><text:span text:style-name="T169">Citizenship</text:span><text:tab/></text:p>
      <text:p text:style-name="P3"><text:span text:style-name="T43"><text:tab/></text:span><text:span text:style-name="T44">Canadian</text:span></text:p>
      <text:p text:style-name="P105"><text:soft-page-break/>References<text:tab/></text:p>
      <text:p text:style-name="P41"><text:span text:style-name="T178"><text:tab/>Prof. </text:span><text:span text:style-name="T184">Carlos Frenk</text:span><text:span text:style-name="T178"><text:line-break/><text:tab/></text:span><text:span text:style-name="T184">Institute for Computational Cosmology</text:span><text:span text:style-name="T179">, </text:span><text:span text:style-name="T184">Durham University</text:span><text:span text:style-name="T179"><text:line-break/><text:tab/>+</text:span><text:span text:style-name="T184">44 191 334 3641</text:span><text:span text:style-name="T179"><text:line-break/><text:tab/></text:span><text:a xlink:type="simple" xlink:href="mailto:c.s.frenk@durham.ac.uk" text:style-name="Internet_20_link" text:visited-style-name="Visited_20_Internet_20_Link"><text:span text:style-name="T184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74"><text:tab/></text:span><text:span text:style-name="T73">Prof. Julio Navarro</text:span><text:span text:style-name="T72"><text:line-break/></text:span><text:span text:style-name="T7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3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3-11-25T11:52:57.406469522" text:fixed="true">2023-11-25</text:date>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4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11-25T11:53:22.198141177</dc:date>
    <meta:editing-duration>P1DT16H18M10S</meta:editing-duration>
    <meta:editing-cycles>166</meta:editing-cycles>
    <meta:document-statistic meta:table-count="0" meta:image-count="1" meta:object-count="0" meta:page-count="14" meta:paragraph-count="229" meta:word-count="3995" meta:character-count="30103" meta:non-whitespace-character-count="25808"/>
  </office:meta>
</office:document-meta>
</file>